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6.008cm"/>
    </style:style>
    <style:style style:name="co5" style:family="table-column">
      <style:table-column-properties fo:break-before="auto" style:column-width="7.779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4.1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Case study</text:p>
          </table:table-cell>
          <table:table-cell table:style-name="ce1" office:value-type="string" calcext:value-type="string">
            <text:p>Dataset in Package</text:p>
          </table:table-cell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Case Study Title</text:p>
          </table:table-cell>
          <table:table-cell table:style-name="ce1" office:value-type="string" calcext:value-type="string">
            <text:p>Case Study Photo</text:p>
          </table:table-cell>
          <table:table-cell table:style-name="ce1" office:value-type="string" calcext:value-type="string">
            <text:p>Case Study Storyline</text:p>
          </table:table-cell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al_control</text:p>
          </table:table-cell>
          <table:table-cell office:value-type="string" calcext:value-type="string">
            <text:p>The dial polishing worksho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dental prosthesis Laborator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Correlation Matri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rfume_experiment</text:p>
          </table:table-cell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Network cluste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rfume_experiment</text:p>
          </table:table-cell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Linear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uice_bottling</text:p>
          </table:table-cell>
          <table:table-cell office:value-type="string" calcext:value-type="string">
            <text:p>The Juice production pla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Truenes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uice_bottling</text:p>
          </table:table-cell>
          <table:table-cell office:value-type="string" calcext:value-type="string">
            <text:p>The Juice production plan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blet_thickness</text:p>
          </table:table-cell>
          <table:table-cell office:value-type="string" calcext:value-type="string">
            <text:p>The pharmaceutical tablet compaction proces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blet_thickness</text:p>
          </table:table-cell>
          <table:table-cell office:value-type="string" calcext:value-type="string">
            <text:p>The pharmaceutical tablet compaction proces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One factor two level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et_delivery</text:p>
          </table:table-cell>
          <table:table-cell office:value-type="string" calcext:value-type="string">
            <text:p>The Winter Sports clothing manufactur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One factor multiple leve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Two factors multiple leve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Multiple fac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2² factorial desig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2³ factorial desig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2^k factorial desig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2^k single replic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C</text:p>
          </table:table-cell>
          <table:table-cell office:value-type="string" calcext:value-type="string">
            <text:p>Control ch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C</text:p>
          </table:table-cell>
          <table:table-cell office:value-type="string" calcext:value-type="string">
            <text:p>Capability Analysi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.00.0000</text:date>, <text:time style:data-style-name="N2" text:time-value="22:08:59.360008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1:04:07.262380314</meta:creation-date>
    <dc:date>2021-04-25T22:50:30.342121366</dc:date>
    <meta:editing-duration>PT6H58M22S</meta:editing-duration>
    <meta:editing-cycles>20</meta:editing-cycles>
    <meta:generator>LibreOffice/6.4.7.2$Linux_X86_64 LibreOffice_project/40$Build-2</meta:generator>
    <meta:document-statistic meta:table-count="1" meta:cell-count="84" meta:object-count="0"/>
  </office:meta>
</office:document-meta>
</file>